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52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272in"/>
    </style:style>
    <style:style style:name="co5" style:family="table-column">
      <style:table-column-properties fo:break-before="auto" style:column-width="0.4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780373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8037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80373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7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9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 table:number-columns-repeated="23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9"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style-name="Default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5"/>
          <table:table-cell table:style-name="Default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7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3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9"/>
          <table:table-cell table:style-name="Default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5"/>
          <table:table-cell table:style-name="Default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style-name="Default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ssuming the last M-cycle also checks for nWAIT (probably does as EX (SP), HL needs to do 2 reads and 2 writes in 4 M-cycles)</text:p>
          </table:table-cell>
          <table:table-cell table:number-columns-repeated="9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 table:number-columns-repeated="7"/>
          <table:table-cell table:style-name="Default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 table:number-columns-spanned="1" table:number-rows-spanned="2">
            <text:p>Depends on whether the last cycle checks for nWAIT or not. LDIR is one example for this timing</text:p>
          </table:table-cell>
          <table:table-cell table:number-columns-repeated="9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covered-table-cell table:style-name="ce4"/>
          <table:table-cell table:number-columns-repeated="9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Assuming M4 doesn’t check nWAIT. Example instruction: INC (IX+d)</text:p>
          </table:table-cell>
          <table:table-cell table:number-columns-repeated="9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ssuming M3 doesn’t check nWAIT. Example JR e</text:p>
          </table:table-cell>
          <table:table-cell table:number-columns-repeated="98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6"/>
        <table:table-column table:style-name="co5" table:number-columns-repeated="29" table:default-cell-style-name="Default"/>
        <table:table-row table:style-name="ro1">
          <table:table-cell office:value-type="string" calcext:value-type="string">
            <text:p>uOp</text:p>
          </table:table-cell>
          <table:table-cell office:value-type="string" calcext:value-type="string">
            <text:p>Cycle cou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ycle/ins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ress phase</text:p>
          </table:table-cell>
          <table:table-cell/>
          <table:table-cell office:value-type="string" calcext:value-type="string">
            <text:p>LD r, r’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V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 + inc(P)</text:p>
          </table:table-cell>
          <table:table-cell/>
          <table:table-cell office:value-type="string" calcext:value-type="string">
            <text:p>LD r, 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mem/IO</text:p>
          </table:table-cell>
          <table:table-cell/>
          <table:table-cell office:value-type="string" calcext:value-type="string">
            <text:p>LD r, (HL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mem/IO</text:p>
          </table:table-cell>
          <table:table-cell/>
          <table:table-cell office:value-type="string" calcext:value-type="string">
            <text:p>LD r, (IX/IY+d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table:number-columns-repeated="4"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state</text:p>
          </table:table-cell>
          <table:table-cell/>
          <table:table-cell office:value-type="string" calcext:value-type="string">
            <text:p>LD (HL), 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 move</text:p>
          </table:table-cell>
          <table:table-cell/>
          <table:table-cell office:value-type="string" calcext:value-type="string">
            <text:p>LD (IX/IY+d), 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table:number-columns-repeated="4"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LD (HL), 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de</text:p>
          </table:table-cell>
          <table:table-cell/>
          <table:table-cell office:value-type="string" calcext:value-type="string">
            <text:p>LD (IX/IY+d), 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 op</text:p>
          </table:table-cell>
          <table:table-cell/>
          <table:table-cell office:value-type="string" calcext:value-type="string">
            <text:p>LD A, (BC/DE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V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move</text:p>
          </table:table-cell>
          <table:table-cell/>
          <table:table-cell office:value-type="string" calcext:value-type="string">
            <text:p>LD A, (nn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Op sequence branch (based on BC)</text:p>
          </table:table-cell>
          <table:table-cell/>
          <table:table-cell table:style-name="ce7" office:value-type="string" calcext:value-type="string">
            <text:p>LD (BC/DE), A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cute NOPs until interrupt</text:p>
          </table:table-cell>
          <table:table-cell/>
          <table:table-cell table:style-name="ce7" office:value-type="string" calcext:value-type="string">
            <text:p>LD (nn), A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MV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 interrupts</text:p>
          </table:table-cell>
          <table:table-cell/>
          <table:table-cell table:style-name="ce7" office:value-type="string" calcext:value-type="string">
            <text:p>LD A, I/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V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interrupts (delayed!!)</text:p>
          </table:table-cell>
          <table:table-cell/>
          <table:table-cell table:style-name="ce7" office:value-type="string" calcext:value-type="string">
            <text:p>LD I/R, A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V*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interrupt mode</text:p>
          </table:table-cell>
          <table:table-cell/>
          <table:table-cell table:style-name="ce7" office:value-type="string" calcext:value-type="string">
            <text:p>LD dd, n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?</text:p>
          </table:table-cell>
          <table:table-cell/>
          <table:table-cell table:style-name="ce7" office:value-type="string" calcext:value-type="string">
            <text:p>LD IX/IY, n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F2 → IFF1</text:p>
          </table:table-cell>
          <table:table-cell/>
          <table:table-cell table:style-name="ce7" office:value-type="string" calcext:value-type="string">
            <text:p>LD HL, (nn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LD dd, (nn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 calcext:value-type="string">
            <text:p>LD IX/IY, (nn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 calcext:value-type="string">
            <text:p>LD (nn), HL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TE: we need the ability for a single-cycle 16-bit increment for 16-bit load address generation</text:p>
          </table:table-cell>
          <table:table-cell table:number-columns-repeated="3"/>
          <table:table-cell table:style-name="ce7" office:value-type="string" calcext:value-type="string">
            <text:p>Ld (nn), dd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OTE: <text:span text:style-name="T1">alu</text:span> stands for ADD, ADC, SUB, SBC, AND, OR, XOR, CP</text:p>
          </table:table-cell>
          <table:table-cell table:number-columns-repeated="3"/>
          <table:table-cell table:style-name="ce7" office:value-type="string" calcext:value-type="string">
            <text:p>Ld (nn), IX/IY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TE: rop stands for RLC, RL, RRC, RC, SLA, SRA, SRL</text:p>
          </table:table-cell>
          <table:table-cell table:number-columns-repeated="3"/>
          <table:table-cell table:style-name="ce7" office:value-type="string" calcext:value-type="string">
            <text:p>LD SP, HL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table:number-columns-repeated="2" office:value-type="string" calcext:value-type="string">
            <text:p>MV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TE: RETI doesn’t actually re-enable interrupts</text:p>
          </table:table-cell>
          <table:table-cell table:number-columns-repeated="3"/>
          <table:table-cell table:style-name="ce7" office:value-type="string" calcext:value-type="string">
            <text:p>LD SP, IX/IY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table:number-columns-repeated="2" office:value-type="string" calcext:value-type="string">
            <text:p>M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TE: [IN/OUT][I/D][R] timing is very compressed, needs temp storage for B and/or HL</text:p>
          </table:table-cell>
          <table:table-cell table:number-columns-repeated="3"/>
          <table:table-cell table:style-name="ce7" office:value-type="string" calcext:value-type="string">
            <text:p>PUSH qq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TE: we apparently need a 16-bit move path for single-cycle update of P</text:p>
          </table:table-cell>
          <table:table-cell table:number-columns-repeated="3"/>
          <table:table-cell table:style-name="ce7" office:value-type="string" calcext:value-type="string">
            <text:p>PUSH IX/IY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TE: EX instructions probably will have to be implemented as register address-decode XOR gates</text:p>
          </table:table-cell>
          <table:table-cell table:number-columns-repeated="3"/>
          <table:table-cell table:style-name="ce7" office:value-type="string" calcext:value-type="string">
            <text:p>POP qq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7" office:value-type="string" calcext:value-type="string">
            <text:p>POP IX/IY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office:value-type="string" calcext:value-type="string">
            <text:p>EX DE,HL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V+MV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EX AF, AF’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V+MV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EXX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V+MV+MV+MV+MV+MV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EX (SP), HL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table:number-columns-repeated="2" office:value-type="string" calcext:value-type="string">
            <text:p>NOP</text:p>
          </table:table-cell>
          <table:table-cell office:value-type="string" calcext:value-type="string">
            <text:p>MV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>
            <text:p>EX (SP), IX/IY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table:number-columns-repeated="2" office:value-type="string" calcext:value-type="string">
            <text:p>NOP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LDI/LDD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NOP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LDIR/LDD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uB</text:p>
          </table:table-cell>
          <table:table-cell table:number-columns-repeated="2" table:style-name="ce10" office:value-type="string" calcext:value-type="string">
            <text:p>ALU</text:p>
          </table:table-cell>
          <table:table-cell table:number-columns-repeated="3" table:style-name="ce10" office:value-type="string" calcext:value-type="string">
            <text:p>NOP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7" office:value-type="string" calcext:value-type="string">
            <text:p>CPI/CPD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NOP</text:p>
          </table:table-cell>
          <table:table-cell table:number-columns-repeated="3" office:value-type="string" calcext:value-type="string">
            <text:p>ALU</text:p>
          </table:table-cell>
          <table:table-cell office:value-type="string" calcext:value-type="string">
            <text:p>NOP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CPIR/CPD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NOP</text:p>
          </table:table-cell>
          <table:table-cell table:number-columns-repeated="3" office:value-type="string" calcext:value-type="string">
            <text:p>ALU</text:p>
          </table:table-cell>
          <table:table-cell office:value-type="string" calcext:value-type="string">
            <text:p>uB</text:p>
          </table:table-cell>
          <table:table-cell table:number-columns-repeated="2" table:style-name="ce10" office:value-type="string" calcext:value-type="string">
            <text:p>ALU</text:p>
          </table:table-cell>
          <table:table-cell table:number-columns-repeated="3" table:style-name="ce10" office:value-type="string" calcext:value-type="string">
            <text:p>NOP</text:p>
          </table:table-cell>
          <table:table-cell table:number-columns-repeated="8"/>
        </table:table-row>
        <table:table-row table:style-name="ro2">
          <table:table-cell table:number-columns-repeated="4"/>
          <table:table-cell table:style-name="ce7" office:value-type="string" calcext:value-type="string">
            <text:p><text:span text:style-name="T1">alu</text:span> A, 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7" office:value-type="string" calcext:value-type="string">
            <text:p><text:span text:style-name="T1">alu</text:span> A, 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7" office:value-type="string" calcext:value-type="string">
            <text:p><text:span text:style-name="T1">alu</text:span> A, (HL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7" office:value-type="string" calcext:value-type="string">
            <text:p><text:span text:style-name="T1">alu</text:span> A, (IX/IY+d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table:number-columns-repeated="4"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8" office:value-type="string" calcext:value-type="string">
            <text:p><text:span text:style-name="T2">INC/DEC </text:span>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8" office:value-type="string" calcext:value-type="string">
            <text:p><text:span text:style-name="T2">INC/DEC </text:span>(HL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8"/>
        </table:table-row>
        <table:table-row table:style-name="ro2">
          <table:table-cell table:number-columns-repeated="4"/>
          <table:table-cell table:style-name="ce8" office:value-type="string" calcext:value-type="string">
            <text:p><text:span text:style-name="T2">INC/DEC </text:span>(IX/IY+d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table:number-columns-repeated="4"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DAA/CPL/NEG/CFF/SCF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NO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HALT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ALT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DI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EI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I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IM 0/1/2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7" office:value-type="string" calcext:value-type="string">
            <text:p>ADD HL, ss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table:number-columns-repeated="2"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7" office:value-type="string" calcext:value-type="string">
            <text:p>ADC/SBC HL, ss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table:number-columns-repeated="2"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7" office:value-type="string" calcext:value-type="string">
            <text:p>ADD IX/IY, p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table:number-columns-repeated="2"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7" office:value-type="string" calcext:value-type="string">
            <text:p>INC/DEC ss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7" office:value-type="string" calcext:value-type="string">
            <text:p>INC/DEC IX/IY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7" office:value-type="string" calcext:value-type="string">
            <text:p>RLCA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RLA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RRCA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RRA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7" office:value-type="string" calcext:value-type="string">
            <text:p><text:span text:style-name="T1">rop</text:span> 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7" office:value-type="string" calcext:value-type="string">
            <text:p><text:span text:style-name="T1">rop</text:span> (HL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7" office:value-type="string" calcext:value-type="string">
            <text:p><text:span text:style-name="T1">rop</text:span> (IX/IY+d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table:number-columns-repeated="4"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RLD/RRD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table:number-columns-repeated="4" office:value-type="string" calcext:value-type="string">
            <text:p>ALU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7" office:value-type="string" calcext:value-type="string">
            <text:p>BIT b, 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7" office:value-type="string" calcext:value-type="string">
            <text:p>BIT b, (HL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7" office:value-type="string" calcext:value-type="string">
            <text:p>BIT b, (IX/IY+d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 calcext:value-type="string">
            <text:p>SET/RES b, 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U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7" office:value-type="string" calcext:value-type="string">
            <text:p>SET/RES b, (HL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7" office:value-type="string" calcext:value-type="string">
            <text:p>SET/RES b, (IX/IY+d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JP n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 (?)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7" office:value-type="string" calcext:value-type="string">
            <text:p>JP cc, n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/NOP (?)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MV/NOP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7" office:value-type="string" calcext:value-type="string">
            <text:p>JP e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table:number-columns-repeated="4" office:value-type="string" calcext:value-type="string">
            <text:p>NOP</text:p>
          </table:table-cell>
          <table:table-cell table:number-columns-repeated="2" office:value-type="string" calcext:value-type="string">
            <text:p>ALU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7" office:value-type="string" calcext:value-type="string">
            <text:p>JP C/NC/Z/NZ, e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uB</text:p>
          </table:table-cell>
          <table:table-cell table:number-columns-repeated="3" table:style-name="ce10" office:value-type="string" calcext:value-type="string">
            <text:p>NOP</text:p>
          </table:table-cell>
          <table:table-cell table:number-columns-repeated="2" table:style-name="ce10" office:value-type="string" calcext:value-type="string">
            <text:p>ALU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7" office:value-type="string" calcext:value-type="string">
            <text:p>JP (HL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V+MV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7" office:value-type="string" calcext:value-type="string">
            <text:p>JP (IX/IY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V+MV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7" office:value-type="string" calcext:value-type="string">
            <text:p>DJNZ, e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uB</text:p>
          </table:table-cell>
          <table:table-cell table:number-columns-repeated="3" table:style-name="ce10" office:value-type="string" calcext:value-type="string">
            <text:p>NOP</text:p>
          </table:table-cell>
          <table:table-cell table:number-columns-repeated="2" table:style-name="ce10" office:value-type="string" calcext:value-type="string">
            <text:p>ALU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7" office:value-type="string" calcext:value-type="string">
            <text:p>CALL n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7" office:value-type="string" calcext:value-type="string">
            <text:p>CALL cc, n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uB</text:p>
          </table:table-cell>
          <table:table-cell table:style-name="ce10" office:value-type="string" calcext:value-type="string">
            <text:p>ALU</text:p>
          </table:table-cell>
          <table:table-cell table:style-name="ce10" office:value-type="string" calcext:value-type="string">
            <text:p>AD</text:p>
          </table:table-cell>
          <table:table-cell table:style-name="ce10" office:value-type="string" calcext:value-type="string">
            <text:p>WR</text:p>
          </table:table-cell>
          <table:table-cell table:style-name="ce10" office:value-type="string" calcext:value-type="string">
            <text:p>ALU</text:p>
          </table:table-cell>
          <table:table-cell table:style-name="ce10" office:value-type="string" calcext:value-type="string">
            <text:p>AD</text:p>
          </table:table-cell>
          <table:table-cell table:style-name="ce10" office:value-type="string" calcext:value-type="string">
            <text:p>WR</text:p>
          </table:table-cell>
          <table:table-cell table:style-name="ce10" office:value-type="string" calcext:value-type="string">
            <text:p>NOP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7" office:value-type="string" calcext:value-type="string">
            <text:p>RET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7" office:value-type="string" calcext:value-type="string">
            <text:p>RET cc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uB</text:p>
          </table:table-cell>
          <table:table-cell table:style-name="ce10" office:value-type="string" calcext:value-type="string">
            <text:p>AD</text:p>
          </table:table-cell>
          <table:table-cell table:style-name="ce10" office:value-type="string" calcext:value-type="string">
            <text:p>RD</text:p>
          </table:table-cell>
          <table:table-cell table:style-name="ce10" office:value-type="string" calcext:value-type="string">
            <text:p>ALU</text:p>
          </table:table-cell>
          <table:table-cell table:style-name="ce10" office:value-type="string" calcext:value-type="string">
            <text:p>AD</text:p>
          </table:table-cell>
          <table:table-cell table:style-name="ce10" office:value-type="string" calcext:value-type="string">
            <text:p>RD</text:p>
          </table:table-cell>
          <table:table-cell table:style-name="ce10" office:value-type="string" calcext:value-type="string">
            <text:p>ALU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7" office:value-type="string" calcext:value-type="string">
            <text:p>RETI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office:value-type="string" calcext:value-type="string">
            <text:p>RETN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TN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office:value-type="string" calcext:value-type="string">
            <text:p>RST p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7" office:value-type="string" calcext:value-type="string">
            <text:p>IN A, (n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7" office:value-type="string" calcext:value-type="string">
            <text:p>IN r, (C)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7" office:value-type="string" calcext:value-type="string">
            <text:p>INI/IND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INIR/IND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uB</text:p>
          </table:table-cell>
          <table:table-cell table:number-columns-repeated="2" table:style-name="ce10" office:value-type="string" calcext:value-type="string">
            <text:p>ALU</text:p>
          </table:table-cell>
          <table:table-cell table:number-columns-repeated="3" table:style-name="ce10" office:value-type="string" calcext:value-type="string">
            <text:p>NOP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7" office:value-type="string" calcext:value-type="string">
            <text:p>OUT (n), A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7" office:value-type="string" calcext:value-type="string">
            <text:p>OUT (C), 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7" office:value-type="string" calcext:value-type="string">
            <text:p>OUTI/OUTD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OP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7" office:value-type="string" calcext:value-type="string">
            <text:p>OUTIR/OUTDR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uB</text:p>
          </table:table-cell>
          <table:table-cell table:number-columns-repeated="2" table:style-name="ce10" office:value-type="string" calcext:value-type="string">
            <text:p>ALU</text:p>
          </table:table-cell>
          <table:table-cell table:number-columns-repeated="3" table:style-name="ce10" office:value-type="string" calcext:value-type="string">
            <text:p>NOP</text:p>
          </table:table-cell>
          <table:table-cell table:number-columns-repeated="8"/>
        </table:table-row>
        <table:table-row table:style-name="ro1" table:number-rows-repeated="1048483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9:36:11.121004713</meta:creation-date>
    <dc:date>2020-10-21T16:38:22.456486871</dc:date>
    <meta:editing-duration>PT4H51M7S</meta:editing-duration>
    <meta:editing-cycles>4</meta:editing-cycles>
    <meta:generator>LibreOffice/6.4.6.2$Linux_X86_64 LibreOffice_project/40$Build-2</meta:generator>
    <meta:document-statistic meta:table-count="2" meta:cell-count="1820" meta:object-count="0"/>
  </office:meta>
</office:document-meta>
</file>